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113.7pt"/>
    </style:style>
    <style:style style:name="co8" style:family="table-column">
      <style:table-column-properties fo:break-before="auto" style:column-width="112.1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izona Cas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izona Dea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Cas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Death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Recover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Total Tes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Negative Te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avapai Positive Te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YRMC Hospitaliz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VMC Hospitaliz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 Hospitalizati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ack Canyon Cit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p Ver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ino Vall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arkda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nvil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ttonwoo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ewey-Humbold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y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uld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ot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escott Vall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imroc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don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 Quad-Citi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 Verde Valle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3:30:07.288304380</meta:creation-date>
    <dc:date>2020-07-09T13:38:23.971808521</dc:date>
    <meta:editing-duration>PT8M17S</meta:editing-duration>
    <meta:editing-cycles>1</meta:editing-cycles>
    <meta:document-statistic meta:table-count="1" meta:cell-count="28" meta:object-count="0"/>
    <meta:generator>LibreOffice/6.0.7.3$Linux_X86_64 LibreOffice_project/00m0$Build-3</meta:generator>
  </office:meta>
</office:document-meta>
</file>